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officeooo:rsid="001beb08"/>
    </style:style>
    <style:style style:name="T2" style:family="text">
      <style:text-properties fo:font-weight="bold" style:font-weight-asian="bold" style:font-weight-complex="bold" fo:padding="0.049cm" fo:border="0.99pt solid #000000" style:shadow="none"/>
    </style:style>
    <style:style style:name="T3" style:family="text">
      <style:text-properties fo:font-weight="bold" fo:background-color="#ffffff" loext:char-shading-value="0" style:font-weight-asian="bold" style:font-weight-complex="bold" fo:padding="0.049cm" fo:border="0.99pt solid #000000"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ses nobles</text:p>
      <text:p text:style-name="Standard">Se les denomina como gases nobles o gases inertes a un grupo de gases que poseen una baja reactividad; se nombran como “nobles” en analogía referente a los metales nobles (oro, plata, etc.) que también presentan una baja reactividad. Son un grupo de elementos químicos que poseen algunas características similares, como ser monoatómicos en condiciones normales, inodoros, incoloros y presentar una baja reactividad química. Estos gases son seis y son el helio (He), neón (Ne), argón (Ar), Kriptón (Kr), xenón (Xe) y el radioactivo radón (Rn), y se ubican en la extrema derecha de la tabla periódica de los elementos.</text:p>
      <text:p text:style-name="Standard">Características de los gases nobles</text:p>
      <text:p text:style-name="Standard">Son elementos gaseosos.- Se trata de un conjunto de seis elementos que se presentan en su estado natural, bajo la forma de gases.</text:p>
      <text:p text:style-name="Standard">Abundancia.- En el universo el Helio es uno de los elementos más abundantes, siendo superado sólo por el hidrógeno. En cambio e la tierra es relativamente poco abundante siendo tan sólo el tercero de los gases nobles en cuanto a cantidad en la atmósfera terrestre. Otros gases nobles como el xenón, se encuentran en bajas cantidades en la atmósfera terrestre, en cambio gases como el radón, por causa de su poca “duración de existencia”, es escaso en el planeta.</text:p>
      <text:p text:style-name="Standard">Estabilidad.- Estos gases presentan estabilidad química, lo cual se debe a que están eléctricamente completos y por lo mismo no pueden intercambiar electrones; su estructura atómica cuenta con 8 electrones en sus capas orbitales externas, lo que no permite la entrada demás electrones, por lo que no existen reacciones químicas con otros elementos. Siendo esta cualidad de no reaccionar químicamente, la razón por la que se les denomina como gases inertes o nobles.</text:p>
      <text:p text:style-name="Standard">Poseen puntos de fusión y ebullición bajos.</text:p>
      <text:p text:style-name="Standard">Estos gases tienen una afinidad electrónica negativa.</text:p>
      <text:p text:style-name="Standard">Radioactividad.- Algunos de ellos como el radón, son elementos altamente radioactivos, ya que este es producido durante la degradación del elemento Uranio a otro, el Radio, teniendo un tiempo de “vida” corto de poco más de tres días, (3.82 dí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22:07:48.564000000</meta:creation-date>
    <dc:date>2017-01-29T22:59:59.435000000</dc:date>
    <meta:editing-duration>PT16M35S</meta:editing-duration>
    <meta:editing-cycles>4</meta:editing-cycles>
    <meta:generator>LibreOffice/4.2.4.2$Windows_x86 LibreOffice_project/63150712c6d317d27ce2db16eb94c2f3d7b699f8</meta:generator>
    <meta:document-statistic meta:table-count="0" meta:image-count="0" meta:object-count="0" meta:page-count="1" meta:paragraph-count="9" meta:word-count="336" meta:character-count="2061" meta:non-whitespace-character-count="1734"/>
  </office:meta>
</office:document-meta>
</file>